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89d3" officeooo:paragraph-rsid="000e89d3"/>
    </style:style>
    <style:style style:name="P2" style:family="paragraph" style:parent-style-name="Standard">
      <style:paragraph-properties fo:text-align="start" style:justify-single-word="false"/>
      <style:text-properties officeooo:rsid="000e89d3" officeooo:paragraph-rsid="000e89d3"/>
    </style:style>
    <style:style style:name="P3" style:family="paragraph" style:parent-style-name="Standard">
      <style:paragraph-properties fo:text-align="start" style:justify-single-word="false"/>
      <style:text-properties officeooo:rsid="000fdb33" officeooo:paragraph-rsid="0016f12f"/>
    </style:style>
    <style:style style:name="T1" style:family="text">
      <style:text-properties officeooo:rsid="00113c65"/>
    </style:style>
    <style:style style:name="T2" style:family="text">
      <style:text-properties officeooo:rsid="0011e399"/>
    </style:style>
    <style:style style:name="T3" style:family="text">
      <style:text-properties officeooo:rsid="00137c6b"/>
    </style:style>
    <style:style style:name="T4" style:family="text">
      <style:text-properties officeooo:rsid="0014acae"/>
    </style:style>
    <style:style style:name="T5" style:family="text">
      <style:text-properties officeooo:rsid="00153526"/>
    </style:style>
    <style:style style:name="T6" style:family="text">
      <style:text-properties officeooo:rsid="001563d2"/>
    </style:style>
    <style:style style:name="T7" style:family="text">
      <style:text-properties officeooo:rsid="00182a80"/>
    </style:style>
    <style:style style:name="T8" style:family="text">
      <style:text-properties officeooo:rsid="0019875e"/>
    </style:style>
    <style:style style:name="T9" style:family="text">
      <style:text-properties officeooo:rsid="001b4256"/>
    </style:style>
    <style:style style:name="T10" style:family="text">
      <style:text-properties officeooo:rsid="001c94a1"/>
    </style:style>
    <style:style style:name="T11" style:family="text">
      <style:text-properties officeooo:rsid="001d0f1b"/>
    </style:style>
    <style:style style:name="T12" style:family="text">
      <style:text-properties officeooo:rsid="001dd8ec"/>
    </style:style>
    <style:style style:name="T13" style:family="text">
      <style:text-properties officeooo:rsid="001e6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ъщият камък два пъти </text:p>
      <text:p text:style-name="P1"/>
      <text:p text:style-name="P2"/>
      <text:p text:style-name="P3">Пълни с омраза очи, взирвайки дълбоко <text:span text:style-name="T1">в душата, карайки сърцето ти да се свие. </text:span><text:span text:style-name="T2">Докато човекът те гледа </text:span><text:span text:style-name="T3">и ти говори, дълбоко в </text:span><text:span text:style-name="T4">себе си знаеш, че той е готов да ти причини </text:span><text:span text:style-name="T5">голяма вреда и нищо друго за своята </text:span><text:span text:style-name="T6">п</text:span><text:span text:style-name="T5">ечалба.</text:span></text:p>
      <text:p text:style-name="P3"/>
      <text:p text:style-name="P3"><text:span text:style-name="T7">Криейки реалността си зад тъмнината. Тих като водата. </text:span><text:span text:style-name="T8">Довършвайки </text:span><text:span text:style-name="T9">започналото. </text:span><text:span text:style-name="T10">Очаквайки последната стъпка. </text:span><text:span text:style-name="T11">Гледайки миналото, в дните изпълнени с болка и скръб. </text:span><text:span text:style-name="T12">Преглеждане на спомените като книга, избирайки областите за подобрение, </text:span><text:span text:style-name="T13">за да не паднем на същият камък два пъти.</text:span><text:span text:style-name="T5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9:06:28.021365225</meta:creation-date>
    <dc:date>2023-05-20T21:15:33.671821386</dc:date>
    <meta:editing-duration>PT8M2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85" meta:character-count="512" meta:non-whitespace-character-count="428"/>
  </office:meta>
</office:document-meta>
</file>